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style>
    <style:style style:name="T2" style:parent-style-name="DefaultParagraphFont" style:family="text">
      <style:text-properties fo:font-weight="bold" style:font-weight-asian="bold" style:font-weight-complex="bold"/>
    </style:style>
  </office:automatic-styles>
  <office:body>
    <office:text text:use-soft-page-breaks="true">
      <text:p text:style-name="P1">From,</text:p>
      <text:p text:style-name="Standard">Bob chapek</text:p>
      <text:p text:style-name="Standard">CEO</text:p>
      <text:p text:style-name="Standard">Walt Disney<text:s/></text:p>
      <text:p text:style-name="Standard"/>
      <text:p text:style-name="Standard">To,</text:p>
      <text:p text:style-name="Standard">The Principal,</text:p>
      <text:p text:style-name="Normal"><text:span text:style-name="lrzxr">Roots<text:s/></text:span><text:span text:style-name="lrzxr">millennium</text:span></text:p>
      <text:p text:style-name="Standard">No. 80, Street 1, E-11/4, Islamabad</text:p>
      <text:p text:style-name="Standard">Date:<text:s/>7 July, 2021</text:p>
      <text:p text:style-name="Standard"/>
      <text:p text:style-name="Standard"/>
      <text:p text:style-name="Standard">Subject:<text:s/>Addressing your presence at the event</text:p>
      <text:p text:style-name="Standard"/>
      <text:p text:style-name="Standard"/>
      <text:p text:style-name="Standard">Dear Mr. Omar,</text:p>
      <text:p text:style-name="Standard"/>
      <text:p text:style-name="Standard"/>
      <text:p text:style-name="Standard"><text:tab/>Thank you for sending me this invitation letter for the seminar Regarding the Film making event, I am pleased that you invited me to this event, I wanted to inform you that Yes I’ll be attending this event which is on 1 June 2021.</text:p>
      <text:p text:style-name="Standard"/>
      <text:p text:style-name="Standard">The technology has updated so much during the past years and now they are so many fields in the industry compare to the ones before now they are so many rewarding fields and young talented students get misguided if not properly guided or counselled, and<text:s/>the quality of education is becoming even better from time to time. Student now a days need a quality<text:s/>counseling<text:s/>in order to<text:s/>select<text:s/>a suitable career in<text:s/>their life.</text:p>
      <text:p text:style-name="Standard"/>
      <text:p text:style-name="Standard">I will be there by 8:30AM.so I want to address and highlight few points regarding the organization we are looking for good animated designer and video editors with good grip on visual effects, and I also need good story writers with good grip on English.<text:s/>So we are looking for fresh quality graduates for the job. By tomorrow, I will also announce the job<text:s/>descriptions and options<text:s/>available in our organization. No doubt, it is the age of competition and your college have a very good reputation, I will try to consider the graduates of your university in top<text:s/>priority.</text:p>
      <text:p text:style-name="Standard"/>
      <text:p text:style-name="Standard">And yes you asked if I want some arrangements before the event well I do have some in mind I want you to set the stage or studio by all the cameras and video making equipment’s I want to hire some assistant directors who are good at managing and directing some good shots.</text:p>
      <text:p text:style-name="Standard"/>
      <text:p text:style-name="Standard">Again I’m honored you invited me as the chief guest for this seminar<text:s/>I am hopeful that this seminar will be a good learning opportunity for the students<text:s/>who seek to learn and reach higher.</text:p>
      <text:p text:style-name="Standard"/>
      <text:p text:style-name="Standard"/>
      <text:p text:style-name="Standard">Regards,</text:p>
      <text:p text:style-name="Standard">Chief Executive.</text:p>
      <text:p text:style-name="Standard">Walt Disney</text:p>
      <text:p text:style-name="Normal">Burbank, California, United States</text:p>
      <text:p text:style-name="Normal"><text:span text:style-name="T2">500 South Buena Vista Street</text:span><text:span text:style-name="lrzxr"><text:s/></text:span></text:p>
      <text:p text:style-name="Standard">Dated: 7 July, 2021</text:p>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erif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lrzxr" style:display-name="lrzxr"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Mahad</meta:initial-creator>
    <dc:creator>Mahad</dc:creator>
    <meta:creation-date>2022-03-10T20:36:00Z</meta:creation-date>
    <dc:date>2022-03-10T20:36:00Z</dc:date>
    <meta:template xlink:href="Normal" xlink:type="simple"/>
    <meta:editing-cycles>2</meta:editing-cycles>
    <meta:editing-duration>PT0S</meta:editing-duration>
    <meta:document-statistic meta:page-count="1" meta:paragraph-count="4" meta:word-count="299" meta:character-count="2003" meta:row-count="14" meta:non-whitespace-character-count="1708"/>
  </office:meta>
</office:document-meta>
</file>